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pIterationEvent.LoopIterationEvent( TestElement source , int 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opIterationEvent.getIt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IterationEvent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